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042" officeooo:paragraph-rsid="00103042"/>
    </style:style>
    <style:style style:name="P2" style:family="paragraph" style:parent-style-name="Standard">
      <style:text-properties officeooo:rsid="0010f59f" officeooo:paragraph-rsid="0010f59f"/>
    </style:style>
    <style:style style:name="T1" style:family="text">
      <style:text-properties officeooo:rsid="00103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is a version control.</text:p>
      <text:p text:style-name="P2"/>
      <text:p text:style-name="P2">Install git:</text:p>
      <text:p text:style-name="P2"/>
      <text:p text:style-name="P2">sudo apt install git</text:p>
      <text:p text:style-name="P2"/>
      <text:p text:style-name="P1"/>
      <text:p text:style-name="P1"/>
      <text:p text:style-name="P1">Step to create a repositiry and commit to git</text:p>
      <text:p text:style-name="Standard"/>
      <text:p text:style-name="Standard">mkdir folder</text:p>
      <text:p text:style-name="Standard">cd folder</text:p>
      <text:p text:style-name="Standard">nano <text:span text:style-name="T1">(to create a file, write in it and save it, better than just touch command)</text:span></text:p>
      <text:p text:style-name="Standard">git init</text:p>
      <text:p text:style-name="Standard">git commit -m "create text file" <text:span text:style-name="T1">(to commit and add a comment)</text:span></text:p>
      <text:p text:style-name="Standard">git add .</text:p>
      <text:p text:style-name="Standard">git status</text:p>
      <text:p text:style-name="Standard"/>
      <text:p text:style-name="P1">To clone a repository from github to git</text:p>
      <text:p text:style-name="P1"/>
      <text:p text:style-name="P1">Clone the repository on github</text:p>
      <text:p text:style-name="P1">Then on git type git clone then paste the address and press ente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5:17:09.073329085</meta:creation-date>
    <dc:date>2019-05-16T15:30:33.459711955</dc:date>
    <meta:editing-duration>PT13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85" meta:character-count="428" meta:non-whitespace-character-count="357"/>
  </office:meta>
</office:document-meta>
</file>